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013cm" fo:margin-left="0cm" fo:margin-top="0cm" fo:margin-bottom="0cm" table:align="left" style:writing-mode="lr-tb"/>
    </style:style>
    <style:style style:name="Table1.A" style:family="table-column">
      <style:table-column-properties style:column-width="5.816cm"/>
    </style:style>
    <style:style style:name="Table1.B" style:family="table-column">
      <style:table-column-properties style:column-width="2.879cm"/>
    </style:style>
    <style:style style:name="Table1.C" style:family="table-column">
      <style:table-column-properties style:column-width="5.406cm"/>
    </style:style>
    <style:style style:name="Table1.D" style:family="table-column">
      <style:table-column-properties style:column-width="2.91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Table1.D1" style:family="table-cell">
      <style:table-cell-properties fo:padding-left="0.099cm" fo:padding-right="0.097cm" fo:padding-top="0.097cm" fo:padding-bottom="0.097cm" fo:border="0.25pt solid #000000"/>
    </style:style>
    <style:style style:name="Table2" style:family="table">
      <style:table-properties style:width="17.013cm" fo:margin-left="0cm" fo:margin-top="0cm" fo:margin-bottom="0cm" table:align="left" style:writing-mode="lr-tb"/>
    </style:style>
    <style:style style:name="Table2.A" style:family="table-column">
      <style:table-column-properties style:column-width="5.816cm"/>
    </style:style>
    <style:style style:name="Table2.B" style:family="table-column">
      <style:table-column-properties style:column-width="2.879cm"/>
    </style:style>
    <style:style style:name="Table2.C" style:family="table-column">
      <style:table-column-properties style:column-width="5.406cm"/>
    </style:style>
    <style:style style:name="Table2.D" style:family="table-column">
      <style:table-column-properties style:column-width="2.91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Table2.D1" style:family="table-cell">
      <style:table-cell-properties fo:padding-left="0.099cm" fo:padding-right="0.097cm" fo:padding-top="0.097cm" fo:padding-bottom="0.097cm" fo:border="0.25pt solid #000000"/>
    </style:style>
    <style:style style:name="Table3" style:family="table">
      <style:table-properties style:width="17.013cm" fo:margin-left="0cm" fo:margin-top="0cm" fo:margin-bottom="0cm" table:align="left" style:writing-mode="lr-tb"/>
    </style:style>
    <style:style style:name="Table3.A" style:family="table-column">
      <style:table-column-properties style:column-width="5.816cm"/>
    </style:style>
    <style:style style:name="Table3.B" style:family="table-column">
      <style:table-column-properties style:column-width="2.879cm"/>
    </style:style>
    <style:style style:name="Table3.C" style:family="table-column">
      <style:table-column-properties style:column-width="5.406cm"/>
    </style:style>
    <style:style style:name="Table3.D" style:family="table-column">
      <style:table-column-properties style:column-width="2.91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Table3.D1" style:family="table-cell">
      <style:table-cell-properties fo:padding-left="0.099cm" fo:padding-right="0.097cm" fo:padding-top="0.097cm" fo:padding-bottom="0.097cm" fo:border="0.25pt solid #000000"/>
    </style:style>
    <style:style style:name="P1" style:family="paragraph" style:parent-style-name="Table_20_Contents">
      <style:paragraph-properties fo:margin-top="0cm" fo:margin-bottom="0.282cm" loext:contextual-spacing="false"/>
      <style:text-properties fo:font-size="12pt" officeooo:paragraph-rsid="001f919d" style:font-size-asian="12pt" style:font-size-complex="12pt"/>
    </style:style>
    <style:style style:name="P2" style:family="paragraph" style:parent-style-name="Table_20_Contents">
      <style:paragraph-properties fo:margin-top="0cm" fo:margin-bottom="0.282cm" loext:contextual-spacing="false"/>
      <style:text-properties fo:font-size="12pt" officeooo:paragraph-rsid="00217709" style:font-size-asian="12pt" style:font-size-complex="12pt"/>
    </style:style>
    <style:style style:name="P3" style:family="paragraph" style:parent-style-name="Table_20_Contents">
      <style:paragraph-properties fo:margin-top="0cm" fo:margin-bottom="0.282cm" loext:contextual-spacing="false" text:number-lines="false" text:line-number="0"/>
      <style:text-properties fo:font-size="12pt" officeooo:paragraph-rsid="001f919d" style:font-size-asian="12pt" style:font-size-complex="12pt"/>
    </style:style>
    <style:style style:name="P4" style:family="paragraph" style:parent-style-name="Table_20_Contents">
      <style:paragraph-properties fo:margin-top="0cm" fo:margin-bottom="0.282cm" loext:contextual-spacing="false" text:number-lines="false" text:line-number="0"/>
      <style:text-properties fo:font-size="12pt" officeooo:paragraph-rsid="00217709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fo:font-weight="bold" officeooo:rsid="001f919d" officeooo:paragraph-rsid="001f919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fo:font-weight="bold" officeooo:rsid="00217709" officeooo:paragraph-rsid="00217709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fo:font-weight="normal" officeooo:rsid="001f919d" officeooo:paragraph-rsid="001f919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style="italic" fo:font-weight="normal" officeooo:rsid="001f919d" officeooo:paragraph-rsid="001f919d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font-weight="normal" officeooo:rsid="001f919d" officeooo:paragraph-rsid="001f919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font-weight="normal" officeooo:rsid="001f919d" officeooo:paragraph-rsid="0021770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font-weight="normal" officeooo:rsid="00217709" officeooo:paragraph-rsid="0021770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style:text-underline-style="solid" style:text-underline-width="auto" style:text-underline-color="font-color" fo:font-weight="bold" officeooo:rsid="00217709" officeooo:paragraph-rsid="00217709" style:font-size-asian="12pt" style:font-weight-asian="bold" style:font-size-complex="12pt" style:font-weight-complex="bold"/>
    </style:style>
    <style:style style:name="P1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font-size="16pt" fo:font-weight="bold" officeooo:rsid="001f919d" officeooo:paragraph-rsid="001f919d" style:font-size-asian="16pt" style:font-weight-asian="bold" style:font-size-complex="16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fo:font-weight="bold" officeooo:paragraph-rsid="001f919d" style:font-size-asian="16pt" style:font-weight-asian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fo:font-weight="bold" officeooo:rsid="001f919d" officeooo:paragraph-rsid="001f919d" style:font-size-asian="16pt" style:font-weight-asian="bold" style:font-weight-complex="bold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fo:font-weight="bold" officeooo:rsid="001f919d" officeooo:paragraph-rsid="001f919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font-weight="bold" officeooo:rsid="00217709" officeooo:paragraph-rsid="0021770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f919d"/>
    </style:style>
    <style:style style:name="T1" style:family="text">
      <style:text-properties fo:font-size="16pt" fo:font-weight="bold" officeooo:rsid="00257abf" style:font-size-asian="16pt" style:font-weight-asian="bold" style:font-size-complex="16pt"/>
    </style:style>
    <style:style style:name="T2" style:family="text">
      <style:text-properties fo:font-size="16pt" fo:font-weight="bold" officeooo:rsid="001f919d" style:font-size-asian="16pt" style:font-weight-asian="bold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7709"/>
    </style:style>
    <style:style style:name="T5" style:family="text">
      <style:text-properties officeooo:rsid="00257a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CH2028 – QUALIDADE DE SOFTWARE</text:p>
      <text:p text:style-name="P18"><text:span text:style-name="T1">Projeto</text:span><text:span text:style-name="T2"> – QUALIDADE DE PROCESSO DE SOFTWARE</text:span></text:p>
      <text:p text:style-name="P8">Nome do integrante 01</text:p>
      <text:p text:style-name="P8">Nome do integrante 02</text:p>
      <text:p text:style-name="P8">Nome do integrante 03</text:p>
      <text:p text:style-name="P14"/>
      <text:p text:style-name="P15">1 - Contexto</text:p>
      <text:p text:style-name="P5"/>
      <text:p text:style-name="P9"><text:span text:style-name="T3">Nome da(s) Empresa(s) escolhida(s): </text:span>[nome da empresa]</text:p>
      <text:p text:style-name="P9"><text:span text:style-name="T3">Descrição da empresa:</text:span> [descrição sucinta da área em que a empresa atua, produtos/serviços, etc]</text:p>
      <text:p text:style-name="P9"><text:span text:style-name="T3">Quantidade de pessoas envolvidas na equipe de desenvolvimento: </text:span>[quantidade de pessoas que desenvolvem software]</text:p>
      <text:p text:style-name="P9"><text:span text:style-name="T3">Quantidade de pessoas consultadas: </text:span>[quantidade de pessoas entrevistadas ou que responderam questionários]</text:p>
      <text:p text:style-name="P7"/>
      <text:p text:style-name="P7"/>
      <text:p text:style-name="P5">2 – Avaliação dos processos</text:p>
      <text:p text:style-name="P7"/>
      <text:p text:style-name="P11">Para cada processo avaliado, relate os resultados da entrevista/questionário utilizando o quadro apresentado como exemplo. Se mais de uma pessoa respondeu para o mesmo processo, apresente uma tabela para cada pessoa ou inclua colunas para diferenciar as respostas de diferentes pessoas. </text:p>
      <text:p text:style-name="P9"/>
      <text:p text:style-name="P12">Processo X</text:p>
      <text:p text:style-name="P11"/>
      <text:p text:style-name="P11"><text:span text:style-name="T3">Função/papel da pessoa entrevistada 1:</text:span> [desenvolvedor, testador, analista, gerente, designer, etc]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Resultado esperado</text:p>
          </table:table-cell>
          <table:table-cell table:style-name="Table1.A1" office:value-type="string">
            <text:p text:style-name="P1">Aplicação (T,L,P,N,NA,F)</text:p>
          </table:table-cell>
          <table:table-cell table:style-name="Table1.A1" office:value-type="string">
            <text:p text:style-name="P1">Indício</text:p>
          </table:table-cell>
          <table:table-cell table:style-name="Table1.D1" office:value-type="string">
            <text:p text:style-name="P1">Observações</text:p>
          </table:table-cell>
        </table:table-row>
        <table:table-row table:style-name="Table1.1">
          <table:table-cell table:style-name="Table1.A1" office:value-type="string">
            <text:p text:style-name="P3">REQ 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REQ 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…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REQ <text:span text:style-name="T4">N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9"/>
      <text:p text:style-name="P17"/>
      <text:p text:style-name="P11"><text:span text:style-name="T3">Função/papel da pessoa entrevistada 2:</text:span> [desenvolvedor, testador, analista, gerente, designer, etc]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Resultado esperado</text:p>
          </table:table-cell>
          <table:table-cell table:style-name="Table2.A1" office:value-type="string">
            <text:p text:style-name="P2">Aplicação (T,L,P,N,NA,F)</text:p>
          </table:table-cell>
          <table:table-cell table:style-name="Table2.A1" office:value-type="string">
            <text:p text:style-name="P2">Indício</text:p>
          </table:table-cell>
          <table:table-cell table:style-name="Table2.D1" office:value-type="string">
            <text:p text:style-name="P2">Observações</text:p>
          </table:table-cell>
        </table:table-row>
        <table:table-row table:style-name="Table2.1">
          <table:table-cell table:style-name="Table2.A1" office:value-type="string">
            <text:p text:style-name="P4">REQ 1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REQ 2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…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2">REQ <text:span text:style-name="T4">N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</table:table-cell>
        </table:table-row>
      </table:table>
      <text:p text:style-name="P10"/>
      <text:p text:style-name="P10"/>
      <text:p text:style-name="P12">Processo Y</text:p>
      <text:p text:style-name="P11"/>
      <text:p text:style-name="P11"><text:span text:style-name="T3">Função/papel da pessoa entrevistada 1:</text:span> [desenvolvedor, testador, analista, gerente, designer, etc]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sultado esperado</text:p>
          </table:table-cell>
          <table:table-cell table:style-name="Table3.A1" office:value-type="string">
            <text:p text:style-name="P2">Aplicação (T,L,P,N,NA,F)</text:p>
          </table:table-cell>
          <table:table-cell table:style-name="Table3.A1" office:value-type="string">
            <text:p text:style-name="P2">Indício</text:p>
          </table:table-cell>
          <table:table-cell table:style-name="Table3.D1" office:value-type="string">
            <text:p text:style-name="P2">Observações</text:p>
          </table:table-cell>
        </table:table-row>
        <table:table-row table:style-name="Table3.1">
          <table:table-cell table:style-name="Table3.A1" office:value-type="string">
            <text:p text:style-name="P4">REQ 1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D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>REQ 2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D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>…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D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>REQ <text:span text:style-name="T4">N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D1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6">3 – Análise dos resultados</text:p>
      <text:p text:style-name="P11"/>
      <text:p text:style-name="P12">Processo X</text:p>
      <text:p text:style-name="P11"/>
      <text:p text:style-name="P11"><text:span text:style-name="T3">Pontos fracos:</text:span> [indique quais são os pontos fracos comparados ao modelo de referência MPS.BR ]</text:p>
      <text:p text:style-name="P11"/>
      <text:p text:style-name="P11"><text:span text:style-name="T3">Sugestões de melhoria:</text:span> [indique melhorias a serem adotadas para aperfeiçoar o processo na organização avaliada.]</text:p>
      <text:p text:style-name="P11"/>
      <text:p text:style-name="P11"/>
      <text:p text:style-name="P12">Processo Y</text:p>
      <text:p text:style-name="P11"/>
      <text:p text:style-name="P11"><text:span text:style-name="T3">Pontos fracos:</text:span> </text:p>
      <text:p text:style-name="P11"/>
      <text:p text:style-name="P11"><text:span text:style-name="T3">Sugestões de melhoria:</text:span> 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4:54:36.827997668</meta:creation-date>
    <meta:generator>LibreOffice/6.4.7.2$Linux_X86_64 LibreOffice_project/40$Build-2</meta:generator>
    <dc:date>2022-08-25T16:08:36.542173923</dc:date>
    <meta:editing-duration>PT9M26S</meta:editing-duration>
    <meta:editing-cycles>3</meta:editing-cycles>
    <meta:document-statistic meta:table-count="3" meta:image-count="0" meta:object-count="0" meta:page-count="2" meta:paragraph-count="48" meta:word-count="236" meta:character-count="1659" meta:non-whitespace-character-count="1464"/>
  </office:meta>
</office:document-meta>
</file>